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243.8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UR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Builds Workbee 1010 (40" x 40")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2410-Bundle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https://openbuildspartstore.com/openbuilds-workbee-1010-40-x-40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rated Stepper Motor NEMA23 2NM</text:p>
          </table:table-cell>
          <table:table-cell office:value-type="string" calcext:value-type="string">
            <text:p>Just Motion Control</text:p>
          </table:table-cell>
          <table:table-cell office:value-type="string" calcext:value-type="string">
            <text:p>iHSS57-36-20</text:p>
          </table:table-cell>
          <table:table-cell office:value-type="string" calcext:value-type="string">
            <text:p>Just Motion Control</text:p>
          </table:table-cell>
          <table:table-cell office:value-type="string" calcext:value-type="string">
            <text:p>http://www.jmc-driver.com/h-pd-213.ht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mm x 37mm Semi Closed Cable Drag Chain</text:p>
          </table:table-cell>
          <table:table-cell office:value-type="string" calcext:value-type="string">
            <text:p>uxcell</text:p>
          </table:table-cell>
          <table:table-cell office:value-type="string" calcext:value-type="string">
            <text:p>a16072900ux0346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smile.amazon.com/gp/product/B01LZLU6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 Push Button Switch</text:p>
          </table:table-cell>
          <table:table-cell office:value-type="string" calcext:value-type="string">
            <text:p>Cylewet</text:p>
          </table:table-cell>
          <table:table-cell office:value-type="string" calcext:value-type="string">
            <text:p>CYT109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smile.amazon.com/gp/product/B075VBWFM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cro Switch SPDT 250V 5A Hole Spacing:9.5mm</text:p>
          </table:table-cell>
          <table:table-cell office:value-type="string" calcext:value-type="string">
            <text:p>Urbest</text:p>
          </table:table-cell>
          <table:table-cell office:value-type="string" calcext:value-type="string">
            <text:p>X001HYWYX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74553YB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/4 HP Compact Router </text:p>
          </table:table-cell>
          <table:table-cell office:value-type="string" calcext:value-type="string">
            <text:p>Makita</text:p>
          </table:table-cell>
          <table:table-cell office:value-type="string" calcext:value-type="string">
            <text:p>RT0701C</text:p>
          </table:table-cell>
          <table:table-cell office:value-type="string" calcext:value-type="string">
            <text:p>Rockler</text:p>
          </table:table-cell>
          <table:table-cell office:value-type="string" calcext:value-type="string">
            <text:p>https://www.rockler.com/makita-rt0701c-1-1-4-hp-compact-rou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 SPST 4 Terminal ON-OFF 15A 250V </text:p>
          </table:table-cell>
          <table:table-cell office:value-type="string" calcext:value-type="string">
            <text:p>New Rise</text:p>
          </table:table-cell>
          <table:table-cell office:value-type="string" calcext:value-type="string">
            <text:p>E-TEN122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E-TEN1221-4-Pin-SPST-4-Terminal-ON-OFF-15A-250V-Toggle-Switch-TEN1221/32838059213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Row Terminal Block Wire Connector 600V 15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-Pcs-Dual-Row-Barrier-Screw-Terminal-Block-Wire-Connector-600V-15A/32739170846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ort USB Hub</text:p>
          </table:table-cell>
          <table:table-cell office:value-type="string" calcext:value-type="string">
            <text:p>D-Link</text:p>
          </table:table-cell>
          <table:table-cell office:value-type="string" calcext:value-type="string">
            <text:p>DUB-H4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0006B7D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mm x 8mm Flexible Shaft Spider Motor Coupler</text:p>
          </table:table-cell>
          <table:table-cell office:value-type="string" calcext:value-type="string">
            <text:p>CNC-BZ</text:p>
          </table:table-cell>
          <table:table-cell office:value-type="string" calcext:value-type="string">
            <text:p>100141-100141</text:p>
          </table:table-cell>
          <table:table-cell office:value-type="string" calcext:value-type="string">
            <text:p>YellowVirtualSales</text:p>
          </table:table-cell>
          <table:table-cell office:value-type="string" calcext:value-type="string">
            <text:p>https://www.ebay.com/itm/8mm-x-8mm-Flexible-Jaw-Coupler-CNC-Shaft-Spider-Stepper-Motor-Coupling-8x8/1711827141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le/Router LED Light Ring</text:p>
          </table:table-cell>
          <table:table-cell office:value-type="string" calcext:value-type="string">
            <text:p>Openbuild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https://openbuildspartstore.com/spindle-router-led-light-ring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V 9.7A <text:s/>350 Watt Ul Switching Power Supply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FBA_433092954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NES-350-36-Switching-Power-Supply-110-240/dp/B01AWQ0Y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Gal. 6.0-Peak HP Wet Dry Vac with Auto Detail Kit</text:p>
          </table:table-cell>
          <table:table-cell office:value-type="string" calcext:value-type="string">
            <text:p>Ridgid</text:p>
          </table:table-cell>
          <table:table-cell office:value-type="string" calcext:value-type="string">
            <text:p>WD1450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ttps://www.homedepot.com/p/RIDGID-14-Gal-6-0-Peak-HP-Wet-Dry-Vac-with-Auto-Detail-Kit-WD1451/2038200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oC® 5LP Prototyping Kit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CY8CKIT-059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http://www.cypress.com/documentation/development-kitsboards/cy8ckit-059-psoc-5lp-prototyping-kit-onboard-programmer-a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 Board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yattPSoC5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ttps://github.com/holla2040/hyat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og Whee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witch Matrix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eed Overrid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04 LCD Display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 Display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closure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pindle power relay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cuum clamp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DCard Reader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R Penda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iFi Modul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02:28:17.633760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8-11-28T01:37:42.061894485</meta:creation-date>
    <meta:generator>LibreOffice/5.1.6.2$Linux_X86_64 LibreOffice_project/10m0$Build-2</meta:generator>
    <dc:date>2018-11-28T03:09:47.498358714</dc:date>
    <dc:creator>Craig Hollabaugh</dc:creator>
    <meta:editing-duration>PT1H5M57S</meta:editing-duration>
    <meta:editing-cycles>22</meta:editing-cycles>
    <meta:document-statistic meta:table-count="1" meta:cell-count="152" meta:object-count="0"/>
  </office:meta>
</office:document-meta>
</file>